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cessControlProvider.isAdminOrSystem( Set principal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AccessControlProvider.AbstractAccessContro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ccessControlProvider.getReadOnlyPermis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AccessControlProvider.init( Session systemSession , Map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ccessControlProvider.getAdminPermi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AccessControlProvi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AccessControlProvider.isReadOnly( Set princip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cessControlProvider.canRead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cessControlProvider.check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AccessControlProvider.getPrivileges( Path 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ccessControlProvider.grants( Path absPath , int permi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